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pivot-index/" text:style-name="Internet_20_link" text:visited-style-name="Visited_20_Internet_20_Link"><text:span text:style-name="T1">724. Find Pivot Index</text:span></text:a></text:p>
      <text:p text:style-name="P4">Easy</text:p>
      <text:p text:style-name="P4"/>
      <text:p text:style-name="P5"><text:span text:style-name="T1">Given an array of integers </text:span><text:span text:style-name="Source_20_Text"><text:span text:style-name="T2">nums</text:span></text:span><text:span text:style-name="T1">, calculate the </text:span><text:span text:style-name="Strong_20_Emphasis"><text:span text:style-name="T1">pivot index</text:span></text:span><text:span text:style-name="T1"> of this array.</text:span></text:p>
      <text:p text:style-name="P5"><text:span text:style-name="T1">The </text:span><text:span text:style-name="Strong_20_Emphasis"><text:span text:style-name="T1">pivot index</text:span></text:span><text:span text:style-name="T1"> is the index where the sum of all the numbers </text:span><text:span text:style-name="Strong_20_Emphasis"><text:span text:style-name="T1">strictly</text:span></text:span><text:span text:style-name="T1"> to the left of the index is equal to the sum of all the numbers </text:span><text:span text:style-name="Strong_20_Emphasis"><text:span text:style-name="T1">strictly</text:span></text:span><text:span text:style-name="T1"> to the index's right.</text:span></text:p>
      <text:p text:style-name="P5"><text:span text:style-name="T1">If the index is on the left edge of the array, then the left sum is </text:span><text:span text:style-name="Source_20_Text"><text:span text:style-name="T2">0</text:span></text:span><text:span text:style-name="T1"> because there are no elements to the left. This also applies to the right edge of the array.</text:span></text:p>
      <text:p text:style-name="P5"><text:span text:style-name="T1">Return </text:span><text:span text:style-name="Emphasis"><text:span text:style-name="T1">the </text:span></text:span><text:span text:style-name="Emphasis"><text:span text:style-name="Strong_20_Emphasis"><text:span text:style-name="T1">leftmost pivot index</text:span></text:span></text:span><text:span text:style-name="T1">. If no such index exists, return </text:span><text:span text:style-name="Source_20_Text"><text:span text:style-name="T2">-1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,7,3,6,5,6]</text:span></text:p>
      <text:p text:style-name="P3"><text:span text:style-name="Strong_20_Emphasis"><text:span text:style-name="T1">Output:</text:span></text:span><text:span text:style-name="T1"> 3</text:span></text:p>
      <text:p text:style-name="P3"><text:span text:style-name="Strong_20_Emphasis"><text:span text:style-name="T1">Explanation:</text:span></text:span></text:p>
      <text:p text:style-name="P2">The pivot index is 3.</text:p>
      <text:p text:style-name="P2">Left sum = nums[0] + nums[1] + nums[2] = 1 + 7 + 3 = 11</text:p>
      <text:p text:style-name="P1">Right sum = nums[4] + nums[5] = 5 + 6 = 11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2,3]</text:span></text:p>
      <text:p text:style-name="P3"><text:span text:style-name="Strong_20_Emphasis"><text:span text:style-name="T1">Output:</text:span></text:span><text:span text:style-name="T1"> -1</text:span></text:p>
      <text:p text:style-name="P3"><text:span text:style-name="Strong_20_Emphasis"><text:span text:style-name="T1">Explanation:</text:span></text:span></text:p>
      <text:p text:style-name="P1">There is no index that satisfies the conditions in the problem statement.</text:p>
      <text:p text:style-name="P5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nums = [2,1,-1]</text:span></text:p>
      <text:p text:style-name="P3"><text:span text:style-name="Strong_20_Emphasis"><text:span text:style-name="T1">Output:</text:span></text:span><text:span text:style-name="T1"> 0</text:span></text:p>
      <text:p text:style-name="P3"><text:span text:style-name="Strong_20_Emphasis"><text:span text:style-name="T1">Explanation:</text:span></text:span></text:p>
      <text:p text:style-name="P2">The pivot index is 0.</text:p>
      <text:p text:style-name="P2">Left sum = 0 (no elements to the left of index 0)</text:p>
      <text:p text:style-name="P1">Right sum = nums[1] + nums[2] = 1 + -1 = 0</text:p>
      <text:p text:style-name="P6"> </text:p>
      <text:p text:style-name="P5"><text:span text:style-name="Strong_20_Emphasis"><text:span text:style-name="T1">Constraints:</text:span></text:span></text:p>
      <text:list xml:id="list1909017911" text:style-name="L1">
        <text:list-item>
          <text:p text:style-name="P7"><text:span text:style-name="Source_20_Text"><text:span text:style-name="T2">1 &lt;= nums.length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-1000 &lt;= nums[i]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10:34:48.854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0" meta:word-count="213" meta:character-count="1023" meta:non-whitespace-character-count="838"/>
  </office:meta>
</office:document-meta>
</file>